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text-properties officeooo:rsid="001712d0" officeooo:paragraph-rsid="001712d0"/>
    </style:style>
    <style:style style:name="P2" style:family="paragraph" style:parent-style-name="Title">
      <style:text-properties officeooo:rsid="001712d0" officeooo:paragraph-rsid="001712d0"/>
    </style:style>
    <style:style style:name="P3" style:family="paragraph" style:parent-style-name="Heading_20_3">
      <style:text-properties officeooo:rsid="001712d0" officeooo:paragraph-rsid="001712d0"/>
    </style:style>
    <style:style style:name="P4" style:family="paragraph" style:parent-style-name="Text_20_body" style:list-style-name="L1">
      <style:text-properties officeooo:rsid="001712d0" officeooo:paragraph-rsid="001712d0"/>
    </style:style>
    <style:style style:name="P5" style:family="paragraph" style:parent-style-name="Text_20_body" style:list-style-name="L2">
      <style:text-properties officeooo:rsid="001712d0" officeooo:paragraph-rsid="001712d0"/>
    </style:style>
    <style:style style:name="P6" style:family="paragraph" style:parent-style-name="Text_20_body" style:list-style-name="L3">
      <style:text-properties officeooo:rsid="001712d0" officeooo:paragraph-rsid="001712d0"/>
    </style:style>
    <style:style style:name="P7" style:family="paragraph" style:parent-style-name="Text_20_body" style:list-style-name="L4">
      <style:text-properties officeooo:rsid="001712d0" officeooo:paragraph-rsid="001712d0"/>
    </style:style>
    <style:style style:name="P8" style:family="paragraph" style:parent-style-name="Text_20_body" style:list-style-name="L5">
      <style:text-properties officeooo:rsid="001712d0" officeooo:paragraph-rsid="001712d0"/>
    </style:style>
    <style:style style:name="P9" style:family="paragraph" style:parent-style-name="Text_20_body">
      <style:text-properties officeooo:rsid="00191748" officeooo:paragraph-rsid="00191748"/>
    </style:style>
    <style:style style:name="P10" style:family="paragraph" style:parent-style-name="Title">
      <style:text-properties officeooo:rsid="001712d0" officeooo:paragraph-rsid="001712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Лекция по орг</text:p>
      <text:p text:style-name="P2">Организация и функционирование государственной власти в Российской Федерации</text:p>
      <text:h text:style-name="Heading_20_1" text:outline-level="1">Функции и механихмы государства</text:h>
      <text:p text:style-name="P1">Функции государства — это основные формы его практической деятельности, обусловленные стоящими перед ним задачами.</text:p>
      <text:p text:style-name="P1">Функции государства делятся на внешние и внутренние.</text:p>
      <text:p text:style-name="P1">К основным внутренним функциям современного государства относятся:</text:p>
      <text:list text:style-name="L1">
        <text:list-item>
          <text:p text:style-name="P4">Экономическая. Заключается в регулировании государством экономической деятельности в обществе, а также в исправлении недостатков стихийно развивающихся рыночных отношений. Современные государства активно вмешиваются в экономику, контролируя темпы и направление её развития.</text:p>
        </text:list-item>
        <text:list-item>
          <text:p text:style-name="P4">Социальная. Направлена на снижение социальной напряжённости в обществе, на создание достойных условий для достойной жизни и развития различных категорий граждан. Государство для этих целей создаёт рабочие места, устанавливает МРОТ, обеспечивает материальную поддержку определённых категорий граждан и т. д.</text:p>
        </text:list-item>
        <text:list-item>
          <text:p text:style-name="P4">Политическая. Связана с регламентацией политических отношений в обществе, установлением определённых политико-правовых процедур (организация выборов, формирование гос. органов, проведение политических акций и т. д.). Посредством данной функции самоорганизуется государственная власть.</text:p>
        </text:list-item>
        <text:list-item>
          <text:p text:style-name="P4">Правоохранительная. Выражается в защите и охране государственной властью законных интересов личности и общества.</text:p>
        </text:list-item>
        <text:list-item>
          <text:p text:style-name="P4">Экологическая. Стала выделяться в качестве самостоятельной последние десятилетия в связи с прогрессирующим ухудшением состояния окружающей среды. Современное государство стремится к охране природных ресурсов, их рациональному использованию и обеспечению для граждан приемлемых экологических условий. Для этого устанавливаются правила использования различных природных объектов, ограничения для промышленных предприятий и т. д.</text:p>
        </text:list-item>
      </text:list>
      <text:p text:style-name="P1">К внешним функциям относят:</text:p>
      <text:list text:style-name="L2">
        <text:list-item>
          <text:p text:style-name="P5">Обеспечение обороны и безопасности. Связана с поддержанием государственного суверенитет на международной арене. Для обеспечения обороны государство <text:soft-page-break/>формирует вооружённые силы, призванные обеспечить его территориальную целостность, предотвращать и пресекать <text:s/>угрожающие государственной безопасности внешние конфликты</text:p>
        </text:list-item>
        <text:list-item>
          <text:p text:style-name="P5">Интеграция в мировое сообщество. Отражает тенденцию глобализации. При осуществлении этой функции государство направляет свою деятельность на сотрудничество с другими странами.</text:p>
        </text:list-item>
        <text:list-item>
          <text:p text:style-name="P5">Поддержание международного правопорядка. Охватывает деятельность государства по предотвращению войн, укреплению режима нераспространения оружия массового поражения, урегулированию международных конфликтов</text:p>
        </text:list-item>
        <text:list-item>
          <text:p text:style-name="P5">Международное сотрудничество в решении глобальных проблем связано с охраной мировой экосистемы, борьбой с техногенными авариями и катастрофами и т. д.</text:p>
        </text:list-item>
      </text:list>
      <text:p text:style-name="P1">Функции государства реализуются путём использования государственного механизма.</text:p>
      <text:p text:style-name="P1">Механизм государства — это специально организованная система государственных органов, посредством деятельности которых осуществляется государственная власть, реализуются задачи и функции государства. Механизм государства состоит из следующих органов:</text:p>
      <text:list text:style-name="L3">
        <text:list-item>
          <text:p text:style-name="P6">Органы представительной (законодательной) власти</text:p>
        </text:list-item>
        <text:list-item>
          <text:p text:style-name="P6">Органы исполнительной власти (в т. ч. силовые структуры)</text:p>
        </text:list-item>
        <text:list-item>
          <text:p text:style-name="P6">Судебные органы</text:p>
        </text:list-item>
        <text:list-item>
          <text:p text:style-name="P6">Контрольно-надзорные органы</text:p>
        </text:list-item>
      </text:list>
      <text:h text:style-name="Heading_20_1" text:outline-level="1">Понятия и принципы функционирования органов государственной власти РФ</text:h>
      <text:p text:style-name="P1">Под органом государственной власти понимается часть государственного аппарата, наделённая определённой компетенцией и властными полномочиями в целях осуществления свойственных только ей государственной функции.</text:p>
      <text:h text:style-name="Heading_20_3" text:outline-level="3">Признаки органов государственной власти</text:h>
      <text:list text:style-name="L4">
        <text:list-item>
          <text:p text:style-name="P7">Выполнение исключительных государственных функций, присущих РФ или субъекту РФ</text:p>
        </text:list-item>
        <text:list-item>
          <text:p text:style-name="P7">Нормативно-правовая основа деятельности</text:p>
        </text:list-item>
        <text:list-item>
          <text:p text:style-name="P7">Наличие нормативно установленных задач и функций</text:p>
        </text:list-item>
        <text:list-item>
          <text:p text:style-name="P7">Существование присущих только данному органу полномочий</text:p>
        </text:list-item>
        <text:list-item>
          <text:p text:style-name="P7">Структурная обособленность</text:p>
        </text:list-item>
        <text:list-item>
          <text:p text:style-name="P7">Наличие властных полномочий</text:p>
        </text:list-item>
      </text:list>
      <text:p text:style-name="P1">Совокупность этих признаков позволяет отличать органы государственной власти от государственных учреждений или организаций</text:p>
      <text:p text:style-name="P1"><text:soft-page-break/>Учреждения выполняют социально обусловленные функции, организации выполняют любые другие функции. Государственные заводы, предприятия — организации; школы, вузы, больницы, поликлиники — учреждения.</text:p>
      <text:p text:style-name="P1">Поскольку государство выполняет множество различных функций и задач, то и система органов государственной власти разнообразна, состоит из различных звеньев, иерархически подчинённых друг другу.</text:p>
      <text:h text:style-name="P3" text:outline-level="3">Классификация органов государственной власти</text:h>
      <text:p text:style-name="P1">Органы государственной власти классифицируются:</text:p>
      <text:list text:style-name="L5">
        <text:list-item>
          <text:p text:style-name="P8">по территориальному уровню деятельности органы государственной власти делятся на федеральные, региональные и муниципальные.</text:p>
          <text:list>
            <text:list-item>
              <text:p text:style-name="P8">На федеральном уровне система органов государственной власти включает в себя президента РФ (глава государства), федеральное собрание (высшие законодательные органы), правительство (высший исполнительный орган), федеральные органы исполнительной власти, счётная палата РФ, высший контрольный орган, органы судебной власти (конституционный суд, верховный суд и другие суды), а также органы прокуратуры</text:p>
            </text:list-item>
            <text:list-item>
              <text:p text:style-name="P8">В субъектах РФ государственную власть осуществляют высший законодательный орган, высшее должностное лицо, высший исполнительный орган, а также другие органы государственной власти, создаваемые субъектами самостоятельно (счётная палата, уполномоченный по правам человека и т. д.)</text:p>
            </text:list-item>
          </text:list>
        </text:list-item>
        <text:list-item>
          <text:p text:style-name="P8">по выполняемым функциям органы государства подразделяются на</text:p>
          <text:list>
            <text:list-item>
              <text:p text:style-name="P8">органы законодательной власти, формируемые посредством всеобщих выборов, обладающие исключительным правом на принятие законов и других нормативных актов</text:p>
            </text:list-item>
            <text:list-item>
              <text:p text:style-name="P8">органы исполнительной власти, призванные осуществлять исполнительно-распорядительную деятельность для реализации законов</text:p>
            </text:list-item>
            <text:list-item>
              <text:p text:style-name="P8">органы судебной власти, осуществляющие правосудие и наделённые правом применения от лица государства мер принуждения за нарушение закона</text:p>
            </text:list-item>
            <text:list-item>
              <text:p text:style-name="P8">контрольные органы, имеющие полномочия по проверке соответствия законности и целесообразности нормативно-правовых актов и деятельности государственных и иных органов, должностных лиц</text:p>
            </text:list-item>
          </text:list>
        </text:list-item>
      </text:list>
      <text:p text:style-name="P9">Д/З: взять любое государство и описать его форму (республика/монархия, федерация/унитарное, тоталитарное/демократическое)</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1:56:12.710349506</meta:creation-date>
    <dc:date>2023-11-21T11:44:34.638683392</dc:date>
    <meta:editing-duration>PT8H16M54S</meta:editing-duration>
    <meta:editing-cycles>2</meta:editing-cycles>
    <meta:generator>LibreOffice/7.6.2.1$Linux_X86_64 LibreOffice_project/60$Build-1</meta:generator>
    <meta:document-statistic meta:table-count="0" meta:image-count="0" meta:object-count="0" meta:page-count="3" meta:paragraph-count="45" meta:word-count="670" meta:character-count="5891" meta:non-whitespace-character-count="5288"/>
  </office:meta>
</office:document-meta>
</file>